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73cm"/>
    </style:style>
    <style:style style:name="co2" style:family="table-column">
      <style:table-column-properties fo:break-before="auto" style:column-width="1.048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0.963cm"/>
    </style:style>
    <style:style style:name="co5" style:family="table-column">
      <style:table-column-properties fo:break-before="auto" style:column-width="2.194cm"/>
    </style:style>
    <style:style style:name="co6" style:family="table-column">
      <style:table-column-properties fo:break-before="auto" style:column-width="1.47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_latencia-5-ultimas-execuco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latenci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ia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p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3a</text:p>
          </table:table-cell>
          <table:table-cell office:value-type="float" office:value="103371" calcext:value-type="float">
            <text:p>103371</text:p>
          </table:table-cell>
          <table:table-cell office:value-type="string" calcext:value-type="string">
            <text:p>61.1</text:p>
          </table:table-cell>
          <table:table-cell office:value-type="float" office:value="1749915904" calcext:value-type="float">
            <text:p>1749915904</text:p>
          </table:table-cell>
          <table:table-cell office:value-type="float" office:value="27" calcext:value-type="float">
            <text:p>27</text:p>
          </table:table-cell>
          <table:table-cell office:value-type="float" office:value="611" calcext:value-type="float">
            <text:p>611</text:p>
          </table:table-cell>
          <table:table-cell table:formula="of:=SUM([.C2:.C6])/5" office:value-type="float" office:value="101979.8" calcext:value-type="float">
            <text:p>101979,8</text:p>
          </table:table-cell>
          <table:table-cell table:formula="of:=SUM([.G2:.G6])/50" office:value-type="float" office:value="54.4" calcext:value-type="float">
            <text:p>54,4</text:p>
          </table:table-cell>
          <table:table-cell table:formula="of:=SUM([.E2:.E6])/5000000" office:value-type="float" office:value="1657.9416096" calcext:value-type="float">
            <text:p>1657,9416096</text:p>
          </table:table-cell>
          <table:table-cell table:formula="of:=([.H7]-[.H2])/[.H2] * 100" office:value-type="float" office:value="0.0739362108966621" calcext:value-type="float">
            <text:p>0,0739362108966621</text:p>
          </table:table-cell>
          <table:table-cell table:formula="of:=SUM([.F2:.F6])/5" office:value-type="float" office:value="27" calcext:value-type="float">
            <text:p>27</text:p>
          </table:table-cell>
          <table:table-cell/>
          <table:table-cell table:formula="of:=(([.H12]/[.H2])-1 )* 100" office:value-type="float" office:value="0.522848642574303" calcext:value-type="float">
            <text:p>0,522848642574303</text:p>
          </table:table-cell>
          <table:table-cell table:formula="of:=(([.I2]/[.I12])-1 )* 100" office:value-type="float" office:value="9.50080515297906" calcext:value-type="float">
            <text:p>9,50080515297906</text:p>
          </table:table-cell>
          <table:table-cell table:formula="of:=(([.J2]/[.J12])-1 )* 100" office:value-type="float" office:value="343.923804646632" calcext:value-type="float">
            <text:p>343,923804646632</text:p>
          </table:table-cell>
          <table:table-cell table:formula="of:=(([.L2]/[.L12])-1 )* 100" office:value-type="float" office:value="-96.4247881355932" calcext:value-type="float">
            <text:p>-96,4247881355932</text:p>
          </table:table-cell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4a</text:p>
          </table:table-cell>
          <table:table-cell office:value-type="float" office:value="101844" calcext:value-type="float">
            <text:p>101844</text:p>
          </table:table-cell>
          <table:table-cell office:value-type="string" calcext:value-type="string">
            <text:p>53.2</text:p>
          </table:table-cell>
          <table:table-cell office:value-type="float" office:value="1638739064" calcext:value-type="float">
            <text:p>1638739064</text:p>
          </table:table-cell>
          <table:table-cell office:value-type="float" office:value="27" calcext:value-type="float">
            <text:p>27</text:p>
          </table:table-cell>
          <table:table-cell office:value-type="float" office:value="532" calcext:value-type="float">
            <text:p>5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5a</text:p>
          </table:table-cell>
          <table:table-cell office:value-type="float" office:value="101802" calcext:value-type="float">
            <text:p>101802</text:p>
          </table:table-cell>
          <table:table-cell office:value-type="string" calcext:value-type="string">
            <text:p>52.3</text:p>
          </table:table-cell>
          <table:table-cell office:value-type="float" office:value="1630468624" calcext:value-type="float">
            <text:p>1630468624</text:p>
          </table:table-cell>
          <table:table-cell office:value-type="float" office:value="27" calcext:value-type="float">
            <text:p>27</text:p>
          </table:table-cell>
          <table:table-cell office:value-type="float" office:value="523" calcext:value-type="float">
            <text:p>5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6a</text:p>
          </table:table-cell>
          <table:table-cell office:value-type="float" office:value="101397" calcext:value-type="float">
            <text:p>101397</text:p>
          </table:table-cell>
          <table:table-cell office:value-type="string" calcext:value-type="string">
            <text:p>52.7</text:p>
          </table:table-cell>
          <table:table-cell office:value-type="float" office:value="1631755256" calcext:value-type="float">
            <text:p>1631755256</text:p>
          </table:table-cell>
          <table:table-cell office:value-type="float" office:value="27" calcext:value-type="float">
            <text:p>27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rtual Threads</text:p>
          </table:table-cell>
          <table:table-cell office:value-type="string" calcext:value-type="string">
            <text:p>7a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52.7</text:p>
          </table:table-cell>
          <table:table-cell office:value-type="float" office:value="1638829200" calcext:value-type="float">
            <text:p>1638829200</text:p>
          </table:table-cell>
          <table:table-cell office:value-type="float" office:value="27" calcext:value-type="float">
            <text:p>27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3a</text:p>
          </table:table-cell>
          <table:table-cell office:value-type="float" office:value="102259" calcext:value-type="float">
            <text:p>102259</text:p>
          </table:table-cell>
          <table:table-cell office:value-type="string" calcext:value-type="string">
            <text:p>51.5</text:p>
          </table:table-cell>
          <table:table-cell office:value-type="float" office:value="814692480" calcext:value-type="float">
            <text:p>814692480</text:p>
          </table:table-cell>
          <table:table-cell office:value-type="float" office:value="711" calcext:value-type="float">
            <text:p>711</text:p>
          </table:table-cell>
          <table:table-cell office:value-type="float" office:value="515" calcext:value-type="float">
            <text:p>515</text:p>
          </table:table-cell>
          <table:table-cell table:formula="of:=SUM([.C7:.C11])/5" office:value-type="float" office:value="102055.2" calcext:value-type="float">
            <text:p>102055,2</text:p>
          </table:table-cell>
          <table:table-cell table:formula="of:=SUM([.G7:.G11])/50" office:value-type="float" office:value="50.76" calcext:value-type="float">
            <text:p>50,76</text:p>
          </table:table-cell>
          <table:table-cell table:formula="of:=SUM([.E7:.E11])/5000000" office:value-type="float" office:value="748.2504816" calcext:value-type="float">
            <text:p>748,2504816</text:p>
          </table:table-cell>
          <table:table-cell table:formula="of:=([.H12]-[.H7])/[.H7] * 100" office:value-type="float" office:value="0.448580768054938" calcext:value-type="float">
            <text:p>0,448580768054938</text:p>
          </table:table-cell>
          <table:table-cell table:formula="of:=SUM([.F7:.F11])/5" office:value-type="float" office:value="707.6" calcext:value-type="float">
            <text:p>707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4a</text:p>
          </table:table-cell>
          <table:table-cell office:value-type="float" office:value="102158" calcext:value-type="float">
            <text:p>102158</text:p>
          </table:table-cell>
          <table:table-cell office:value-type="string" calcext:value-type="string">
            <text:p>51.2</text:p>
          </table:table-cell>
          <table:table-cell office:value-type="float" office:value="806999808" calcext:value-type="float">
            <text:p>806999808</text:p>
          </table:table-cell>
          <table:table-cell office:value-type="float" office:value="736" calcext:value-type="float">
            <text:p>736</text:p>
          </table:table-cell>
          <table:table-cell office:value-type="float" office:value="512" calcext:value-type="float">
            <text:p>5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5a</text:p>
          </table:table-cell>
          <table:table-cell office:value-type="float" office:value="102152" calcext:value-type="float">
            <text:p>102152</text:p>
          </table:table-cell>
          <table:table-cell office:value-type="string" calcext:value-type="string">
            <text:p>52.0</text:p>
          </table:table-cell>
          <table:table-cell office:value-type="float" office:value="633076088" calcext:value-type="float">
            <text:p>633076088</text:p>
          </table:table-cell>
          <table:table-cell office:value-type="float" office:value="680" calcext:value-type="float">
            <text:p>680</text:p>
          </table:table-cell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6a</text:p>
          </table:table-cell>
          <table:table-cell office:value-type="float" office:value="101834" calcext:value-type="float">
            <text:p>101834</text:p>
          </table:table-cell>
          <table:table-cell office:value-type="string" calcext:value-type="string">
            <text:p>50.0</text:p>
          </table:table-cell>
          <table:table-cell office:value-type="float" office:value="735247824" calcext:value-type="float">
            <text:p>735247824</text:p>
          </table:table-cell>
          <table:table-cell office:value-type="float" office:value="712" calcext:value-type="float">
            <text:p>712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ched Threads</text:p>
          </table:table-cell>
          <table:table-cell office:value-type="string" calcext:value-type="string">
            <text:p>7a</text:p>
          </table:table-cell>
          <table:table-cell office:value-type="float" office:value="101873" calcext:value-type="float">
            <text:p>101873</text:p>
          </table:table-cell>
          <table:table-cell office:value-type="string" calcext:value-type="string">
            <text:p>49.1</text:p>
          </table:table-cell>
          <table:table-cell office:value-type="float" office:value="751236208" calcext:value-type="float">
            <text:p>751236208</text:p>
          </table:table-cell>
          <table:table-cell office:value-type="float" office:value="699" calcext:value-type="float">
            <text:p>699</text:p>
          </table:table-cell>
          <table:table-cell office:value-type="float" office:value="491" calcext:value-type="float">
            <text:p>4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3a</text:p>
          </table:table-cell>
          <table:table-cell office:value-type="float" office:value="102029" calcext:value-type="float">
            <text:p>102029</text:p>
          </table:table-cell>
          <table:table-cell office:value-type="string" calcext:value-type="string">
            <text:p>50.7</text:p>
          </table:table-cell>
          <table:table-cell office:value-type="float" office:value="335110432" calcext:value-type="float">
            <text:p>335110432</text:p>
          </table:table-cell>
          <table:table-cell office:value-type="float" office:value="695" calcext:value-type="float">
            <text:p>695</text:p>
          </table:table-cell>
          <table:table-cell office:value-type="float" office:value="507" calcext:value-type="float">
            <text:p>507</text:p>
          </table:table-cell>
          <table:table-cell table:formula="of:=SUM([.C12:.C16])/5" office:value-type="float" office:value="102513" calcext:value-type="float">
            <text:p>102513</text:p>
          </table:table-cell>
          <table:table-cell table:formula="of:=SUM([.G12:.G16])/50" office:value-type="float" office:value="49.68" calcext:value-type="float">
            <text:p>49,68</text:p>
          </table:table-cell>
          <table:table-cell table:formula="of:=SUM([.E12:.E16])/5000000" office:value-type="float" office:value="373.4743648" calcext:value-type="float">
            <text:p>373,4743648</text:p>
          </table:table-cell>
          <table:table-cell table:formula="of:=([.H12]-[.H2])/[.H2]*100" office:value-type="float" office:value="0.522848642574311" calcext:value-type="float">
            <text:p>0,522848642574311</text:p>
          </table:table-cell>
          <table:table-cell table:formula="of:=SUM([.F12:.F16])/5" office:value-type="float" office:value="755.2" calcext:value-type="float">
            <text:p>755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4a</text:p>
          </table:table-cell>
          <table:table-cell office:value-type="float" office:value="101853" calcext:value-type="float">
            <text:p>101853</text:p>
          </table:table-cell>
          <table:table-cell office:value-type="string" calcext:value-type="string">
            <text:p>49.2</text:p>
          </table:table-cell>
          <table:table-cell office:value-type="float" office:value="378567440" calcext:value-type="float">
            <text:p>378567440</text:p>
          </table:table-cell>
          <table:table-cell office:value-type="float" office:value="717" calcext:value-type="float">
            <text:p>717</text:p>
          </table:table-cell>
          <table:table-cell office:value-type="float" office:value="492" calcext:value-type="float">
            <text:p>4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5a</text:p>
          </table:table-cell>
          <table:table-cell office:value-type="float" office:value="102531" calcext:value-type="float">
            <text:p>102531</text:p>
          </table:table-cell>
          <table:table-cell office:value-type="string" calcext:value-type="string">
            <text:p>48.1</text:p>
          </table:table-cell>
          <table:table-cell office:value-type="float" office:value="415149848" calcext:value-type="float">
            <text:p>415149848</text:p>
          </table:table-cell>
          <table:table-cell office:value-type="float" office:value="734" calcext:value-type="float">
            <text:p>734</text:p>
          </table:table-cell>
          <table:table-cell office:value-type="float" office:value="481" calcext:value-type="float">
            <text:p>4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6a</text:p>
          </table:table-cell>
          <table:table-cell office:value-type="float" office:value="104411" calcext:value-type="float">
            <text:p>104411</text:p>
          </table:table-cell>
          <table:table-cell office:value-type="string" calcext:value-type="string">
            <text:p>53.2</text:p>
          </table:table-cell>
          <table:table-cell office:value-type="float" office:value="409676008" calcext:value-type="float">
            <text:p>409676008</text:p>
          </table:table-cell>
          <table:table-cell office:value-type="float" office:value="928" calcext:value-type="float">
            <text:p>928</text:p>
          </table:table-cell>
          <table:table-cell office:value-type="float" office:value="532" calcext:value-type="float">
            <text:p>5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mcat Threads</text:p>
          </table:table-cell>
          <table:table-cell office:value-type="string" calcext:value-type="string">
            <text:p>7a</text:p>
          </table:table-cell>
          <table:table-cell office:value-type="float" office:value="101741" calcext:value-type="float">
            <text:p>101741</text:p>
          </table:table-cell>
          <table:table-cell office:value-type="string" calcext:value-type="string">
            <text:p>47.2</text:p>
          </table:table-cell>
          <table:table-cell office:value-type="float" office:value="328868096" calcext:value-type="float">
            <text:p>328868096</text:p>
          </table:table-cell>
          <table:table-cell office:value-type="float" office:value="702" calcext:value-type="float">
            <text:p>702</text:p>
          </table:table-cell>
          <table:table-cell office:value-type="float" office:value="472" calcext:value-type="float">
            <text:p>472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4"/>
          <table:table-cell table:formula="of:=([.O21]*[.P22])/[.O22]" office:value-type="float" office:value="3.57615894039735" calcext:value-type="float">
            <text:p>3,57615894039735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55" calcext:value-type="float">
            <text:p>755</text:p>
          </table:table-cell>
          <table:table-cell office:value-type="float" office:value="100" calcext:value-type="float">
            <text:p>100</text:p>
          </table:table-cell>
          <table:table-cell/>
        </table:table-row>
      </table:table>
      <table:named-expressions/>
      <table:database-ranges>
        <table:database-range table:name="__Anonymous_Sheet_DB__0" table:target-range-address="'_latencia-5-ultimas-execucoes'.A1:'_latencia-5-ultimas-execucoes'.F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2T00:06:46.893000000</dc:date>
    <meta:editing-duration>PT1H23M39S</meta:editing-duration>
    <meta:editing-cycles>3</meta:editing-cycles>
    <meta:generator>LibreOffice/7.5.4.2$Windows_X86_64 LibreOffice_project/36ccfdc35048b057fd9854c757a8b67ec53977b6</meta:generator>
    <meta:document-statistic meta:table-count="1" meta:cell-count="136" meta:object-count="0"/>
  </office:meta>
</office:document-meta>
</file>